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En somme, l'intelligence artificielle est une technologie transformative qui a le potentiel de révolutionner presque tous les aspects de notre société. Elle offre des opportunités immenses, mais nécessite également une réflexion approfondie sur la manière dont nous voulons l'intégrer dans notre monde. L'avenir de l'IA dépendra de notre capacité à équilibrer innovation et responsabilité.</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6T15:02:43.394660079</meta:creation-date>
    <dc:date>2025-03-06T15:03:12.402532066</dc:date>
    <meta:editing-duration>PT30S</meta:editing-duration>
    <meta:editing-cycles>1</meta:editing-cycles>
    <meta:document-statistic meta:table-count="0" meta:image-count="0" meta:object-count="0" meta:page-count="1" meta:paragraph-count="1" meta:word-count="54" meta:character-count="389" meta:non-whitespace-character-count="336"/>
    <meta:generator>LibreOffice/7.3.7.2$Linux_X86_64 LibreOffice_project/30$Build-2</meta:generator>
  </office:meta>
</office:document-meta>
</file>